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stedTransactionNotSupportedException.NestedTransactionNotSupported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ransactionNotSupportedException.NestedTransactionNotSupported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